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3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AGUIRRE CONDORI, BERTHA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AGUIRRE CONDORI, BERTH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GUIRRE CONDORI, BERTHA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GUZMAN SOTA, GEORGIN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10</text:p>
          </table:table-cell>
        </table:table-row>
        <table:table-row>
          <table:table-cell table:style-name="Tabla1.A2" office:value-type="float" office:value="0">
            <text:p text:style-name="P1">POLLO COBB</text:p>
          </table:table-cell>
          <table:table-cell table:style-name="Tabla1.B2" office:value-type="string">
            <text:p text:style-name="P3">Cant.Cajas: <text:span text:style-name="T7">10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023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17:10 P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18:2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1:38:34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